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4E7C10642E9922C8.png" manifest:media-type="image/png"/>
  <manifest:file-entry manifest:full-path="Pictures/1000000000000020000000204B249CA79A42C6D7.png" manifest:media-type="image/png"/>
  <manifest:file-entry manifest:full-path="Pictures/10000000000001000000010032E67B8CCB7996D6.png" manifest:media-type="image/png"/>
  <manifest:file-entry manifest:full-path="Pictures/10000000000001000000010015D81C73DB9B568B.png" manifest:media-type="image/png"/>
  <manifest:file-entry manifest:full-path="Pictures/1000000000000100000001006197740DF9415814.png" manifest:media-type="image/png"/>
  <manifest:file-entry manifest:full-path="Pictures/100000000000010000000100FA22215D3F64DA7A.png" manifest:media-type="image/png"/>
  <manifest:file-entry manifest:full-path="Pictures/10000000000001000000010057A2D64E3866755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9.029cm" svg:height="9.029cm" svg:x="10.171cm" svg:y="1.071cm">
            <draw:image xlink:href="Pictures/10000000000001000000010015D81C73DB9B568B.png" xlink:type="simple" xlink:show="embed" xlink:actuate="onLoad" loext:mime-type="image/png">
              <text:p/>
            </draw:image>
          </draw:frame>
          <draw:frame draw:style-name="gr1" draw:text-style-name="P1" draw:layer="layout" svg:width="9.029cm" svg:height="9.029cm" svg:x="0.871cm" svg:y="1.071cm">
            <draw:image xlink:href="Pictures/1000000000000100000001006197740DF9415814.png" xlink:type="simple" xlink:show="embed" xlink:actuate="onLoad" loext:mime-type="image/png">
              <text:p/>
            </draw:image>
          </draw:frame>
          <draw:frame draw:style-name="gr1" draw:text-style-name="P1" draw:layer="layout" svg:width="9.029cm" svg:height="9.029cm" svg:x="19.471cm" svg:y="1.071cm">
            <draw:image xlink:href="Pictures/10000000000001000000010032E67B8CCB7996D6.png" xlink:type="simple" xlink:show="embed" xlink:actuate="onLoad" loext:mime-type="image/png">
              <text:p/>
            </draw:image>
          </draw:frame>
          <draw:frame draw:style-name="gr1" draw:text-style-name="P1" draw:layer="layout" svg:width="9.029cm" svg:height="9.029cm" svg:x="0.871cm" svg:y="10.571cm">
            <draw:image xlink:href="Pictures/100000000000010000000100FA22215D3F64DA7A.png" xlink:type="simple" xlink:show="embed" xlink:actuate="onLoad" loext:mime-type="image/png">
              <text:p/>
            </draw:image>
          </draw:frame>
          <draw:frame draw:style-name="gr1" draw:text-style-name="P1" draw:layer="layout" svg:width="9.029cm" svg:height="9.029cm" svg:x="10.171cm" svg:y="10.571cm">
            <draw:image xlink:href="Pictures/1000000000000100000001004E7C10642E9922C8.png" xlink:type="simple" xlink:show="embed" xlink:actuate="onLoad" loext:mime-type="image/png">
              <text:p/>
            </draw:image>
          </draw:frame>
          <draw:frame draw:style-name="gr1" draw:text-style-name="P1" draw:layer="layout" svg:width="9.029cm" svg:height="9.029cm" svg:x="19.471cm" svg:y="10.571cm">
            <draw:image xlink:href="Pictures/10000000000001000000010057A2D64E38667551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stroke-dash="Dashed_20__28_var_29__20_1" svg:stroke-color="#3465a4" draw:fill="solid" draw:fill-color="#729fcf" draw:fill-gradient-name="Gradient_20_1" draw:fill-hatch-name="Hatching_20_91" draw:fill-image-name="Bitmap_20_1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2T10:25:15.876000000</meta:creation-date>
    <dc:date>2020-01-02T10:38:21.769000000</dc:date>
    <meta:editing-duration>PT2M55S</meta:editing-duration>
    <meta:editing-cycles>1</meta:editing-cycles>
    <meta:document-statistic meta:object-count="7"/>
    <meta:generator>LibreOffice/6.3.4.2$Windows_X86_64 LibreOffice_project/60da17e045e08f1793c57c00ba83cdfce946d0aa</meta:generator>
  </office:meta>
</office:document-meta>
</file>